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a xlink:type="simple" xlink:href="http://it.php.net/manual/en/history.php.php">http://it.php.net/manual/en/history.php.php</text:a> ]</text:p>
      <text:p text:style-name="Preformatted_20_Text"/>
      <text:p text:style-name="Preformatted_20_Text">Creato nel 1994 da Rasmus Lerdorf, per tracciare le visite al suo curriculum online, “Personal Home Page Tools” era una estensione CGI scritta in C. Nel 1995 fu rilasciato alla comunità come progetto a sorgente aperta. Per un breve periodo il nome fu cambiato in FI, acronimo di Form Interpreter, e furono aggiunte variabili in stile Perl, interpretazione automatica delle variabili provenienti dalle form, e sintassi HTML. Nel tardo 1995 l'autore rilasciò una nuova versione, intitolata “Personal Home Page Construction Kit”, <text:s/>versione che riprendeva volutamente la struttura del C per rendere semplice lo sviluppo per gli utenti familiari con C, Perl ed altri linguaggi. Nell'aprile 1996 un nuovo rilascio, intitolato PHP/FI versione 2.0, rese il progetto molto più simile ad un linguaggio di programmazione, aggiungendo ad esempio il supporto ai database DBM, mSQL, Postgres95, ai cookie ed alle funzioni definite dagli utenti. </text:p>
      <text:p text:style-name="Preformatted_20_Text">Nel 1998 PHP era supportato dall'1% dei domini mondiali, ovvero all'incirca 60.000. </text:p>
      <text:p text:style-name="Preformatted_20_Text">Sebbene open source, PHP vedeva come sviluppatore principale solo il suo ideatore, la versione 3.0 vide l'entrata in gioco di due nuove figure, Andi Gutmans e Zeev Suraski, due ragazzi israeliani che, partendo da un progetto universitario, contattarono Rasmus e discussero vari aspetti per un nuovo sviluppo di PHP. Nacque così la nuova versione del linguaggio PHP, intitolato soltanto PHP, questa volta come acronimo ricorsivo di Hypertext Prepocessor.</text:p>
      <text:p text:style-name="Preformatted_20_Text">I due ragazzi iniziarono a riscrivere completamente il core del linguaggio ispirati dalla necessità di renderlo più performante e modulare, in grado di supportare efficientemente applicazioni complesse. Il nuovo core, detto “Zend Engine” (dai nomi Zeed e Andi), raggiunse con successo i suoi scopi e fu introdotto nel tardo 1999. Fu nel maggio del 2000 che fu rilasciata la nuova versione del linguaggio, che includeva nativamente il nuovo core che dava supporto alle sessioni HTTP, buffering dell'output, maggior sicurezza nel processare l'input utente, e l'introduzione di costrutti volti ad ottenere uno stile di programmazione ad oggetti.</text:p>
      <text:p text:style-name="Preformatted_20_Text">Nel 2004 uscì PHP 5, guidato dal core 2.0 dello Zend Engine, insieme ad altri progetti paralleli, come PEAR, acronimo di PHP Extensione and Add-on Repository, un insieme di librerie di supporto allo sviluppo web.</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DejaVu Sans Light" style:font-size-asian="10.5pt" style:language-asian="it" style:country-asian="IT" style:font-name-complex="Free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2-12T19:44:15</dc:date>
    <meta:generator>LibreOffice/3.4$Unix LibreOffice_project/340m1$Build-502</meta:generator>
    <meta:document-statistic meta:table-count="0" meta:image-count="0" meta:object-count="0" meta:page-count="1" meta:paragraph-count="6" meta:word-count="356" meta:character-count="2369" meta:non-whitespace-character-count="2016"/>
    <meta:editing-duration>PT1H5M11S</meta:editing-duration>
    <meta:editing-cycles>1</meta:editing-cycles>
  </office:meta>
</office:document-meta>
</file>